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1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trutura Inicial de um Projeto Spring Boot</text:p>
      <text:p text:style-name="Standard"/>
      <text:p text:style-name="Standard">## Estrutura <text:span text:style-name="T1">inicial </text:span></text:p>
      <text:p text:style-name="Standard"/>
      <text:p text:style-name="Standard">### 1. **Pasta `src`**</text:p>
      <text:p text:style-name="Standard">- **Descrição**: Contém o código-fonte da aplicação e os arquivos de configuração.</text:p>
      <text:p text:style-name="Standard">- **Subdivisões principais**:</text:p>
      <text:p text:style-name="Standard"><text:s text:c="2"/>- `src/main/java`: Local onde ficam as classes Java da aplicação.</text:p>
      <text:p text:style-name="Standard"><text:s text:c="2"/>- `src/main/resources`: Contém os recursos estáticos, como o arquivo `application.properties` ou `application.yml`, além de templates e outros arquivos de configuração.</text:p>
      <text:p text:style-name="Standard"><text:s text:c="2"/>- `src/test/java`: Contém os testes unitários e de integração.</text:p>
      <text:p text:style-name="Standard"/>
      <text:p text:style-name="Standard">---</text:p>
      <text:p text:style-name="Standard"/>
      <text:p text:style-name="Standard">### 2. **Arquivo `mvnw`**</text:p>
      <text:p text:style-name="Standard">- **Descrição**: Script para executar o Maven em ambientes Linux ou macOS sem precisar instalá-lo diretamente no sistema.</text:p>
      <text:p text:style-name="Standard">- **Função**: Permite rodar comandos Maven, como `./mvnw clean install`, garantindo que a versão correta do Maven seja usada.</text:p>
      <text:p text:style-name="Standard"/>
      <text:p text:style-name="Standard">---</text:p>
      <text:p text:style-name="Standard"/>
      <text:p text:style-name="Standard">### 3. **Arquivo `mvnw.cmd`**</text:p>
      <text:p text:style-name="Standard">- **Descrição**: Versão para Windows do script `mvnw`.</text:p>
      <text:p text:style-name="Standard">- **Função**: Permite executar o Maven em sistemas Windows com comandos como `mvnw.cmd clean install`.</text:p>
      <text:p text:style-name="Standard"/>
      <text:p text:style-name="Standard">---</text:p>
      <text:p text:style-name="Standard"/>
      <text:p text:style-name="Standard">### 4. **Arquivo `pom.xml`**</text:p>
      <text:p text:style-name="Standard">- **Descrição**: Arquivo de configuração do Maven (Project Object Model).</text:p>
      <text:p text:style-name="Standard">- **Função**: Define as dependências, plugins, e configurações do projeto Spring Boot. </text:p>
      <text:p text:style-name="Standard">- **Elementos principais**:</text:p>
      <text:p text:style-name="Standard"><text:s text:c="2"/>- **`&lt;dependencies&gt;`**: Lista de bibliotecas necessárias para o projeto, como Spring Boot Starter, PostgreSQL Driver, etc.</text:p>
      <text:p text:style-name="Standard"><text:s text:c="2"/>- **`&lt;plugins&gt;`**: Ferramentas adicionais para compilar, empacotar ou testar o projeto.</text:p>
      <text:p text:style-name="Standard"><text:s text:c="2"/>- **`&lt;properties&gt;`**: Configurações como a versão do Java usada no projeto.</text:p>
      <text:p text:style-name="Standard"/>
      <text:p text:style-name="Standard">---</text:p>
      <text:p text:style-name="Standard"/>
      <text:p text:style-name="Standard">## Resumo</text:p>
      <text:p text:style-name="Standard">- **`src`**: Contém o código-fonte e os recursos da aplicação.</text:p>
      <text:p text:style-name="Standard">- **`mvnw` e `mvnw.cmd`**: Scripts para executar o Maven sem instalação local.</text:p>
      <text:p text:style-name="Standard">- **`pom.xml`**: Arquivo central de configuração do Maven, gerenciando dependências e build do projeto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49:53.257410664</meta:creation-date>
    <dc:date>2024-11-26T14:51:23.993807515</dc:date>
    <meta:editing-duration>PT1M31S</meta:editing-duration>
    <meta:editing-cycles>1</meta:editing-cycles>
    <meta:document-statistic meta:table-count="0" meta:image-count="0" meta:object-count="0" meta:page-count="1" meta:paragraph-count="29" meta:word-count="246" meta:character-count="1725" meta:non-whitespace-character-count="1494"/>
    <meta:generator>LibreOffice/7.3.7.2$Linux_X86_64 LibreOffice_project/30$Build-2</meta:generator>
  </office:meta>
</office:document-meta>
</file>